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Concrete" svg:font-family="'CMU Concrete'" style:font-pitch="variable"/>
    <style:font-face style:name="Nimbus Roman" svg:font-family="'Nimbus Roman'" style:font-pitch="variable"/>
    <style:font-face style:name="CMU Typewriter Text" svg:font-family="'CMU Typewriter Text'" style:font-family-generic="modern" style:font-pitch="variable"/>
    <style:font-face style:name="CMU Bright" svg:font-family="'CMU Bright'" style:font-adornments="SemiBold" style:font-family-generic="roma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65c1d"/>
    </style:style>
    <style:style style:name="P2" style:family="paragraph" style:parent-style-name="Footer">
      <style:paragraph-properties fo:text-align="center" style:justify-single-word="false"/>
      <style:text-properties officeooo:rsid="000621ba" officeooo:paragraph-rsid="000621ba"/>
    </style:style>
    <style:style style:name="P3" style:family="paragraph" style:parent-style-name="Text_20_body">
      <style:text-properties officeooo:rsid="000621ba" officeooo:paragraph-rsid="000621ba"/>
    </style:style>
    <style:style style:name="P4" style:family="paragraph" style:parent-style-name="Text_20_body">
      <style:paragraph-properties fo:break-before="column"/>
      <style:text-properties style:font-name="Nimbus Roman" fo:font-size="14pt" fo:font-style="italic" style:text-underline-style="none" fo:font-weight="normal" officeooo:paragraph-rsid="00065c1d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Heading_20_2">
      <style:text-properties style:font-name="Nimbus Roman" fo:font-size="14pt" fo:font-style="italic" style:text-underline-style="none" fo:font-weight="normal" officeooo:paragraph-rsid="00065c1d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Heading_20_2">
      <style:paragraph-properties fo:text-align="justify" style:justify-single-word="false"/>
      <style:text-properties style:font-name="CMU Classical Serif" officeooo:paragraph-rsid="000adfc4"/>
    </style:style>
    <style:style style:name="P7" style:family="paragraph" style:parent-style-name="Header">
      <style:paragraph-properties fo:text-align="center" style:justify-single-word="false"/>
      <style:text-properties style:font-name="CMU Classical Serif" fo:font-size="11pt" officeooo:rsid="00065c1d" officeooo:paragraph-rsid="00065c1d" style:font-size-asian="11pt" style:font-size-complex="11pt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621ba"/>
    </style:style>
    <style:style style:name="T2" style:family="text">
      <style:text-properties style:font-name="Nimbus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style:font-name="Nimbus Roman" fo:font-size="14pt" fo:font-style="italic" style:text-underline-style="none" fo:font-weight="normal" officeooo:rsid="00065c1d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style:font-name="Nimbus Roman" officeooo:rsid="000621ba"/>
    </style:style>
    <style:style style:name="T5" style:family="text">
      <style:text-properties fo:font-size="27pt" style:font-size-asian="9.60000038146973pt" style:font-size-complex="11pt"/>
    </style:style>
    <style:style style:name="T6" style:family="text">
      <style:text-properties officeooo:rsid="000ca571"/>
    </style:style>
    <style:style style:name="T7" style:family="text">
      <style:text-properties style:font-name="CMU Classical Serif"/>
    </style:style>
    <style:style style:name="T8" style:family="text">
      <style:text-properties style:font-name="CMU Classical Serif" fo:font-size="27pt" style:font-size-asian="9.60000038146973pt" style:font-size-complex="11pt"/>
    </style:style>
    <style:style style:name="T9" style:family="text">
      <style:text-properties officeooo:rsid="000e453e"/>
    </style:style>
    <style:style style:name="T10" style:family="text">
      <style:text-properties style:font-name="CMU Concrete"/>
    </style:style>
    <style:style style:name="T11" style:family="text">
      <style:text-properties style:font-name="CMU Concrete" fo:font-size="27pt" style:font-size-asian="9.60000038146973pt" style:font-size-complex="11pt"/>
    </style:style>
    <style:style style:name="T12" style:family="text">
      <style:text-properties style:font-name="CMU Serif"/>
    </style:style>
    <style:style style:name="T13" style:family="text">
      <style:text-properties style:font-name="CMU Serif" fo:font-size="27pt" style:font-size-asian="9.60000038146973pt" style:font-size-complex="11pt"/>
    </style:style>
    <style:style style:name="T14" style:family="text">
      <style:text-properties style:font-name="CMU Serif" fo:font-size="27pt" officeooo:rsid="001006f1" style:font-size-asian="9.60000038146973pt" style:font-size-complex="11pt"/>
    </style:style>
    <style:style style:name="T15" style:family="text">
      <style:text-properties style:font-name="CMU Serif" officeooo:rsid="000ca571"/>
    </style:style>
    <style:style style:name="T16" style:family="text">
      <style:text-properties style:font-name="CMU Bright"/>
    </style:style>
    <style:style style:name="T17" style:family="text">
      <style:text-properties style:font-name="CMU Bright" fo:font-size="27pt" style:font-size-asian="9.60000038146973pt" style:font-size-complex="11pt"/>
    </style:style>
    <style:style style:name="T18" style:family="text">
      <style:text-properties style:font-name="CMU Typewriter Text"/>
    </style:style>
    <style:style style:name="T19" style:family="text">
      <style:text-properties style:font-name="CMU Typewriter Text" fo:font-size="27pt" style:font-size-asian="9.60000038146973pt" style:font-size-complex="11pt"/>
    </style:style>
    <style:style style:name="T20" style:family="text">
      <style:text-properties officeooo:rsid="001006f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Universidade de São Paulo</text:p>
      <text:p text:style-name="Subtitle">Escola de Engenharia de São Carlos</text:p>
      <text:p text:style-name="Subtitle">Departamento de Engenharia Elétrica e de Computação</text:p>
      <text:p text:style-name="P3"/>
      <text:p text:style-name="Horizontal_20_Line"/>
      <text:p text:style-name="Title">Relatório <text:span text:style-name="T1">3</text:span></text:p>
      <text:p text:style-name="Title">Laboratório de Fundamentos de Controle – SEL0327</text:p>
      <text:p text:style-name="Horizontal_20_Line"/>
      <text:section text:style-name="Sect1" text:name="Section1">
        <text:h text:style-name="P5" text:outline-level="2"/>
        <text:h text:style-name="Heading_20_1" text:outline-level="1">Professora:</text:h>
        <text:h text:style-name="Heading_20_1" text:outline-level="1">Yu Tzu Wu</text:h>
        <text:p text:style-name="P4"/>
        <text:h text:style-name="Heading_20_1" text:outline-level="1"><text:span text:style-name="T3">A</text:span><text:span text:style-name="T2">lunos:</text:span></text:h>
        <text:h text:style-name="Heading_20_1" text:outline-level="1"><text:bookmark text:name="docs-internal-guid-a5d38782-7fff-982c-a0a6-2c2ec889caf6"/>Alexandre Bueno Gomes 8622349</text:h>
        <text:h text:style-name="Heading_20_1" text:outline-level="1">Igor Cordeiro Santa Bárbara 9807336</text:h>
        <text:section text:style-name="Sect2" text:name="1Coluna">
          <text:h text:style-name="P8" text:outline-level="1">OBJETIVOS E PROCEDIMENTOS</text:h>
          <text:h text:style-name="P6" text:outline-level="2"><text:bookmark text:name="docs-internal-guid-2adfb2c3-7fff-ba57-bef9-9a65ae3fb2ea"/>O objetivo da prática em questão é estudar <text:span text:style-name="T20">a estabilidade de um sistema por meio da análise de estabilidade absoluta, relativa, lugares de raízes e projetar um compensador de avanço-atraso</text:span>. Para tanto foram realizadas: simulações em MATLAB das respostas do circuitos e medições com o Osciloscópio Tektronix TBS 1102 na planta 4 disponível no laboratório de acordo com a montagem padrão do circuito conforme descrita no roteiro do experimento.</text:h>
        </text:section>
        <text:section text:style-name="Sect1" text:name="Section2">
          <text:h text:style-name="Heading_20_1" text:outline-level="1">I E<text:span text:style-name="T9">XPERIMENTO</text:span></text:h>
          <text:p text:style-name="Text_20_body"><text:span text:style-name="T14">c</text:span><text:span text:style-name="T12">ckajsdcn casdc a sdca dc , lorem impusm mue voo cocoa sdio <text:s/></text:span><text:span text:style-name="T15">asdcasdc asdc a c rfev e frv sd ca sdc a sd c as dc a sdc a sd ca s dc as dc asd c as dc as d c asdc asdccasdc ascasdcasdcasdcc asdc a <text:s text:c="2"/>gbri ec ijh vieuh uhcqewd cq cqud hc uqedc hquehdcquedc hhausdhc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Concrete" svg:font-family="'CMU Concrete'" style:font-pitch="variable"/>
    <style:font-face style:name="Nimbus Roman" svg:font-family="'Nimbus Roman'" style:font-pitch="variable"/>
    <style:font-face style:name="CMU Typewriter Text" svg:font-family="'CMU Typewriter Text'" style:font-family-generic="modern" style:font-pitch="variable"/>
    <style:font-face style:name="CMU Bright" svg:font-family="'CMU Bright'" style:font-adornments="SemiBold" style:font-family-generic="roma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true">
        <style:drop-cap style:lines="3"/>
      </style:paragraph-properties>
      <style:text-properties style:font-name="Nimbus Roman" fo:font-family="'Nimbus Roman'" style:font-pitch="variable" fo:font-size="11pt" officeooo:rsid="000adfc4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MU Serif" fo:font-family="'CM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CMU Serif" fo:font-family="'CMU Serif'" style:font-family-generic="roman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Nimbus Roman" fo:font-family="'Nimbus Roman'" style:font-pitch="variable" fo:font-size="9pt" fo:font-weight="normal" style:font-size-asian="9pt" style:font-weight-asian="normal" style:font-size-complex="9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CMU Classical Serif" fo:font-family="'CMU Classical Serif'" style:font-family-generic="roman" style:font-pitch="variable" fo:font-size="12pt" fo:font-style="normal" fo:font-weight="normal" officeooo:rsid="000adfc4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MU Classical Serif" fo:font-size="11pt" officeooo:rsid="00065c1d" officeooo:paragraph-rsid="00065c1d"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officeooo:paragraph-rsid="00065c1d"/>
    </style:style>
    <style:style style:name="MP3" style:family="paragraph" style:parent-style-name="Footer">
      <style:paragraph-properties fo:text-align="center" style:justify-single-word="false"/>
      <style:text-properties officeooo:rsid="000621ba" officeooo:paragraph-rsid="000621b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EL0327 – São Carlos, Maio de 2019 – SEL/EESC/USP</text:p>
        <text:p text:style-name="Horizontal_20_Line"/>
      </style:header>
      <loext:header-first>
        <text:p text:style-name="MP2"/>
      </loext:header-first>
      <style:footer>
        <text:p text:style-name="MP3">São Carlos, Maio de 2019</text:p>
      </style:footer>
      <loext:footer-first>
        <text:p text:style-name="MP3">São Carlos, Maio de 2019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8:14:39.950519789</meta:creation-date>
    <dc:date>2019-06-03T16:21:45.255924998</dc:date>
    <meta:editing-duration>PT7H39M30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17" meta:word-count="189" meta:character-count="1099" meta:non-whitespace-character-count="921"/>
  </office:meta>
</office:document-meta>
</file>